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1190]-[.E1190]" office:value-type="float" office:value="1.44" calcext:value-type="float">
            <text:p>1.44</text:p>
          </table:table-cell>
          <table:table-cell table:formula="of:=SUM([.$H$2:.H1190])" office:value-type="float" office:value="-83.7" calcext:value-type="float">
            <text:p>-83.70</text:p>
          </table:table-cell>
          <table:table-cell table:formula="of:=SUM([.H$3:.H1190])/SUM([.E$3:.E1190])" office:value-type="percentage" office:value="-0.0214066496163683" calcext:value-type="percentage">
            <text:p>-2%</text:p>
          </table:table-cell>
          <table:table-cell table:formula="of:=[.O1190]-(1-[.O1190])/[.N1190]" office:value-type="percentage" office:value="-0.00527633140199946" calcext:value-type="percentage">
            <text:p>-0.5%</text:p>
          </table:table-cell>
          <table:table-cell table:formula="of:=AVERAGEIF([.$H$3:.$H1190];&quot;&gt;0&quot;)" office:value-type="float" office:value="1.84843260188088" calcext:value-type="float">
            <text:p>1.8</text:p>
          </table:table-cell>
          <table:table-cell table:formula="of:=AVERAGEIF([.$H$3:.$H1190];&quot;&lt;0&quot;)" office:value-type="float" office:value="-3.91021671826625" calcext:value-type="float">
            <text:p>-3.9</text:p>
          </table:table-cell>
          <table:table-cell table:formula="of:=[.L1190]/-[.M1190]" office:value-type="percentage" office:value="0.472718709744674" calcext:value-type="percentage">
            <text:p>47%</text:p>
          </table:table-cell>
          <table:table-cell table:formula="of:=COUNTIF([.$G$3:.$G1190];&quot;&gt;0&quot;)/COUNTIF([.$B$3:.$B1190];&quot;&gt;0&quot;)" office:value-type="percentage" office:value="0.677322677322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.4" calcext:value-type="float">
            <text:p>3.40</text:p>
          </table:table-cell>
          <table:table-cell table:formula="of:=[.G1191]-[.E1191]" office:value-type="float" office:value="1.4" calcext:value-type="float">
            <text:p>1.40</text:p>
          </table:table-cell>
          <table:table-cell table:formula="of:=SUM([.$H$2:.H1191])" office:value-type="float" office:value="-82.3" calcext:value-type="float">
            <text:p>-82.30</text:p>
          </table:table-cell>
          <table:table-cell table:formula="of:=SUM([.H$3:.H1191])/SUM([.E$3:.E1191])" office:value-type="percentage" office:value="-0.0210378323108384" calcext:value-type="percentage">
            <text:p>-2%</text:p>
          </table:table-cell>
          <table:table-cell table:formula="of:=[.O1191]-(1-[.O1191])/[.N1191]" office:value-type="percentage" office:value="-0.00453205556364211" calcext:value-type="percentage">
            <text:p>-0.5%</text:p>
          </table:table-cell>
          <table:table-cell table:formula="of:=AVERAGEIF([.$H$3:.$H1191];&quot;&gt;0&quot;)" office:value-type="float" office:value="1.84773082942097" calcext:value-type="float">
            <text:p>1.8</text:p>
          </table:table-cell>
          <table:table-cell table:formula="of:=AVERAGEIF([.$H$3:.$H1191];&quot;&lt;0&quot;)" office:value-type="float" office:value="-3.91021671826625" calcext:value-type="float">
            <text:p>-3.9</text:p>
          </table:table-cell>
          <table:table-cell table:formula="of:=[.L1191]/-[.M1191]" office:value-type="percentage" office:value="0.472539238244634" calcext:value-type="percentage">
            <text:p>47%</text:p>
          </table:table-cell>
          <table:table-cell table:formula="of:=COUNTIF([.$G$3:.$G1191];&quot;&gt;0&quot;)/COUNTIF([.$B$3:.$B1191];&quot;&gt;0&quot;)" office:value-type="percentage" office:value="0.67764471057884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1192]-[.E1192]" office:value-type="float" office:value="2.6" calcext:value-type="float">
            <text:p>2.60</text:p>
          </table:table-cell>
          <table:table-cell table:formula="of:=SUM([.$H$2:.H1192])" office:value-type="float" office:value="-79.7" calcext:value-type="float">
            <text:p>-79.70</text:p>
          </table:table-cell>
          <table:table-cell table:formula="of:=SUM([.H$3:.H1192])/SUM([.E$3:.E1192])" office:value-type="percentage" office:value="-0.0203524004085802" calcext:value-type="percentage">
            <text:p>-2%</text:p>
          </table:table-cell>
          <table:table-cell table:formula="of:=[.O1192]-(1-[.O1192])/[.N1192]" office:value-type="percentage" office:value="-0.00309727455847664" calcext:value-type="percentage">
            <text:p>-0.3%</text:p>
          </table:table-cell>
          <table:table-cell table:formula="of:=AVERAGEIF([.$H$3:.$H1192];&quot;&gt;0&quot;)" office:value-type="float" office:value="1.84890625" calcext:value-type="float">
            <text:p>1.8</text:p>
          </table:table-cell>
          <table:table-cell table:formula="of:=AVERAGEIF([.$H$3:.$H1192];&quot;&lt;0&quot;)" office:value-type="float" office:value="-3.91021671826625" calcext:value-type="float">
            <text:p>-3.9</text:p>
          </table:table-cell>
          <table:table-cell table:formula="of:=[.L1192]/-[.M1192]" office:value-type="percentage" office:value="0.472839840657165" calcext:value-type="percentage">
            <text:p>47%</text:p>
          </table:table-cell>
          <table:table-cell table:formula="of:=COUNTIF([.$G$3:.$G1192];&quot;&gt;0&quot;)/COUNTIF([.$B$3:.$B1192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urkacz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93]-[.E1193]" office:value-type="float" office:value="-6" calcext:value-type="float">
            <text:p>-6.00</text:p>
          </table:table-cell>
          <table:table-cell table:formula="of:=SUM([.$H$2:.H1193])" office:value-type="float" office:value="-85.7" calcext:value-type="float">
            <text:p>-85.70</text:p>
          </table:table-cell>
          <table:table-cell table:formula="of:=SUM([.H$3:.H1193])/SUM([.E$3:.E1193])" office:value-type="percentage" office:value="-0.0218510963793983" calcext:value-type="percentage">
            <text:p>-2%</text:p>
          </table:table-cell>
          <table:table-cell table:formula="of:=[.O1193]-(1-[.O1193])/[.N1193]" office:value-type="percentage" office:value="-0.00632642252758653" calcext:value-type="percentage">
            <text:p>-0.6%</text:p>
          </table:table-cell>
          <table:table-cell table:formula="of:=AVERAGEIF([.$H$3:.$H1193];&quot;&gt;0&quot;)" office:value-type="float" office:value="1.84890625" calcext:value-type="float">
            <text:p>1.8</text:p>
          </table:table-cell>
          <table:table-cell table:formula="of:=AVERAGEIF([.$H$3:.$H1193];&quot;&lt;0&quot;)" office:value-type="float" office:value="-3.91666666666667" calcext:value-type="float">
            <text:p>-3.9</text:p>
          </table:table-cell>
          <table:table-cell table:formula="of:=[.L1193]/-[.M1193]" office:value-type="percentage" office:value="0.472061170212766" calcext:value-type="percentage">
            <text:p>47%</text:p>
          </table:table-cell>
          <table:table-cell table:formula="of:=COUNTIF([.$G$3:.$G1193];&quot;&gt;0&quot;)/COUNTIF([.$B$3:.$B1193];&quot;&gt;0&quot;)" office:value-type="percentage" office:value="0.6772908366533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94]-[.E1194]" office:value-type="float" office:value="1.16" calcext:value-type="float">
            <text:p>1.16</text:p>
          </table:table-cell>
          <table:table-cell table:formula="of:=SUM([.$H$2:.H1194])" office:value-type="float" office:value="-84.54" calcext:value-type="float">
            <text:p>-84.54</text:p>
          </table:table-cell>
          <table:table-cell table:formula="of:=SUM([.H$3:.H1194])/SUM([.E$3:.E1194])" office:value-type="percentage" office:value="-0.0215443425076453" calcext:value-type="percentage">
            <text:p>-2%</text:p>
          </table:table-cell>
          <table:table-cell table:formula="of:=[.O1194]-(1-[.O1194])/[.N1194]" office:value-type="percentage" office:value="-0.00572231290737468" calcext:value-type="percentage">
            <text:p>-0.6%</text:p>
          </table:table-cell>
          <table:table-cell table:formula="of:=AVERAGEIF([.$H$3:.$H1194];&quot;&gt;0&quot;)" office:value-type="float" office:value="1.84783151326053" calcext:value-type="float">
            <text:p>1.8</text:p>
          </table:table-cell>
          <table:table-cell table:formula="of:=AVERAGEIF([.$H$3:.$H1194];&quot;&lt;0&quot;)" office:value-type="float" office:value="-3.91666666666667" calcext:value-type="float">
            <text:p>-3.9</text:p>
          </table:table-cell>
          <table:table-cell table:formula="of:=[.L1194]/-[.M1194]" office:value-type="percentage" office:value="0.471786769343114" calcext:value-type="percentage">
            <text:p>47%</text:p>
          </table:table-cell>
          <table:table-cell table:formula="of:=COUNTIF([.$G$3:.$G1194];&quot;&gt;0&quot;)/COUNTIF([.$B$3:.$B1194];&quot;&gt;0&quot;)" office:value-type="percentage" office:value="0.6776119402985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0</text:p>
          </table:table-cell>
          <table:table-cell office:value-type="float" office:value="15.6" calcext:value-type="float">
            <text:p>15.60</text:p>
          </table:table-cell>
          <table:table-cell table:formula="of:=[.G1195]-[.E1195]" office:value-type="float" office:value="3.6" calcext:value-type="float">
            <text:p>3.60</text:p>
          </table:table-cell>
          <table:table-cell table:formula="of:=SUM([.$H$2:.H1195])" office:value-type="float" office:value="-80.94" calcext:value-type="float">
            <text:p>-80.94</text:p>
          </table:table-cell>
          <table:table-cell table:formula="of:=SUM([.H$3:.H1195])/SUM([.E$3:.E1195])" office:value-type="percentage" office:value="-0.0205640243902439" calcext:value-type="percentage">
            <text:p>-2%</text:p>
          </table:table-cell>
          <table:table-cell table:formula="of:=[.O1195]-(1-[.O1195])/[.N1195]" office:value-type="percentage" office:value="-0.00371579924021392" calcext:value-type="percentage">
            <text:p>-0.4%</text:p>
          </table:table-cell>
          <table:table-cell table:formula="of:=AVERAGEIF([.$H$3:.$H1195];&quot;&gt;0&quot;)" office:value-type="float" office:value="1.85056074766355" calcext:value-type="float">
            <text:p>1.9</text:p>
          </table:table-cell>
          <table:table-cell table:formula="of:=AVERAGEIF([.$H$3:.$H1195];&quot;&lt;0&quot;)" office:value-type="float" office:value="-3.91666666666667" calcext:value-type="float">
            <text:p>-3.9</text:p>
          </table:table-cell>
          <table:table-cell table:formula="of:=[.L1195]/-[.M1195]" office:value-type="percentage" office:value="0.47248359514814" calcext:value-type="percentage">
            <text:p>47%</text:p>
          </table:table-cell>
          <table:table-cell table:formula="of:=COUNTIF([.$G$3:.$G1195];&quot;&gt;0&quot;)/COUNTIF([.$B$3:.$B1195];&quot;&gt;0&quot;)" office:value-type="percentage" office:value="0.67793240556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197]-[.E1197]" office:value-type="float" office:value="0.45" calcext:value-type="float">
            <text:p>0.45</text:p>
          </table:table-cell>
          <table:table-cell table:formula="of:=SUM([.$H$2:.H1197])" office:value-type="float" office:value="-80.49" calcext:value-type="float">
            <text:p>-80.49</text:p>
          </table:table-cell>
          <table:table-cell table:formula="of:=SUM([.H$3:.H1197])/SUM([.E$3:.E1197])" office:value-type="percentage" office:value="-0.0204445008890018" calcext:value-type="percentage">
            <text:p>-2%</text:p>
          </table:table-cell>
          <table:table-cell table:formula="of:=[.O1197]-(1-[.O1197])/[.N1197]" office:value-type="percentage" office:value="-0.00352152896757107" calcext:value-type="percentage">
            <text:p>-0.4%</text:p>
          </table:table-cell>
          <table:table-cell table:formula="of:=AVERAGEIF([.$H$3:.$H1197];&quot;&gt;0&quot;)" office:value-type="float" office:value="1.84838258164852" calcext:value-type="float">
            <text:p>1.8</text:p>
          </table:table-cell>
          <table:table-cell table:formula="of:=AVERAGEIF([.$H$3:.$H1197];&quot;&lt;0&quot;)" office:value-type="float" office:value="-3.91666666666667" calcext:value-type="float">
            <text:p>-3.9</text:p>
          </table:table-cell>
          <table:table-cell table:formula="of:=[.L1197]/-[.M1197]" office:value-type="percentage" office:value="0.471927467654942" calcext:value-type="percentage">
            <text:p>47%</text:p>
          </table:table-cell>
          <table:table-cell table:formula="of:=COUNTIF([.$G$3:.$G1197];&quot;&gt;0&quot;)/COUNTIF([.$B$3:.$B1197];&quot;&gt;0&quot;)" office:value-type="percentage" office:value="0.6782522343594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98]-[.E1198]" office:value-type="float" office:value="-3" calcext:value-type="float">
            <text:p>-3.00</text:p>
          </table:table-cell>
          <table:table-cell table:formula="of:=SUM([.$H$2:.H1198])" office:value-type="float" office:value="-83.49" calcext:value-type="float">
            <text:p>-83.49</text:p>
          </table:table-cell>
          <table:table-cell table:formula="of:=SUM([.H$3:.H1198])/SUM([.E$3:.E1198])" office:value-type="percentage" office:value="-0.0211903553299492" calcext:value-type="percentage">
            <text:p>-2%</text:p>
          </table:table-cell>
          <table:table-cell table:formula="of:=[.O1198]-(1-[.O1198])/[.N1198]" office:value-type="percentage" office:value="-0.00512819472641046" calcext:value-type="percentage">
            <text:p>-0.5%</text:p>
          </table:table-cell>
          <table:table-cell table:formula="of:=AVERAGEIF([.$H$3:.$H1198];&quot;&gt;0&quot;)" office:value-type="float" office:value="1.84838258164852" calcext:value-type="float">
            <text:p>1.8</text:p>
          </table:table-cell>
          <table:table-cell table:formula="of:=AVERAGEIF([.$H$3:.$H1198];&quot;&lt;0&quot;)" office:value-type="float" office:value="-3.91384615384615" calcext:value-type="float">
            <text:p>-3.9</text:p>
          </table:table-cell>
          <table:table-cell table:formula="of:=[.L1198]/-[.M1198]" office:value-type="percentage" office:value="0.472267562135039" calcext:value-type="percentage">
            <text:p>47%</text:p>
          </table:table-cell>
          <table:table-cell table:formula="of:=COUNTIF([.$G$3:.$G1198];&quot;&gt;0&quot;)/COUNTIF([.$B$3:.$B1198];&quot;&gt;0&quot;)" office:value-type="percentage" office:value="0.6775793650793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1199]-[.E1199]" office:value-type="float" office:value="1.52" calcext:value-type="float">
            <text:p>1.52</text:p>
          </table:table-cell>
          <table:table-cell table:formula="of:=SUM([.$H$2:.H1199])" office:value-type="float" office:value="-81.97" calcext:value-type="float">
            <text:p>-81.97</text:p>
          </table:table-cell>
          <table:table-cell table:formula="of:=SUM([.H$3:.H1199])/SUM([.E$3:.E1199])" office:value-type="percentage" office:value="-0.0207834685598377" calcext:value-type="percentage">
            <text:p>-2%</text:p>
          </table:table-cell>
          <table:table-cell table:formula="of:=[.O1199]-(1-[.O1199])/[.N1199]" office:value-type="percentage" office:value="-0.00432023488310296" calcext:value-type="percentage">
            <text:p>-0.4%</text:p>
          </table:table-cell>
          <table:table-cell table:formula="of:=AVERAGEIF([.$H$3:.$H1199];&quot;&gt;0&quot;)" office:value-type="float" office:value="1.84787267080745" calcext:value-type="float">
            <text:p>1.8</text:p>
          </table:table-cell>
          <table:table-cell table:formula="of:=AVERAGEIF([.$H$3:.$H1199];&quot;&lt;0&quot;)" office:value-type="float" office:value="-3.91384615384615" calcext:value-type="float">
            <text:p>-3.9</text:p>
          </table:table-cell>
          <table:table-cell table:formula="of:=[.L1199]/-[.M1199]" office:value-type="percentage" office:value="0.472137278311652" calcext:value-type="percentage">
            <text:p>47%</text:p>
          </table:table-cell>
          <table:table-cell table:formula="of:=COUNTIF([.$G$3:.$G1199];&quot;&gt;0&quot;)/COUNTIF([.$B$3:.$B1199];&quot;&gt;0&quot;)" office:value-type="percentage" office:value="0.6778989098116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table:style-name="ce103"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200]-[.E1200]" office:value-type="float" office:value="-4" calcext:value-type="float">
            <text:p>-4.00</text:p>
          </table:table-cell>
          <table:table-cell table:formula="of:=SUM([.$H$2:.H1200])" office:value-type="float" office:value="-85.97" calcext:value-type="float">
            <text:p>-85.97</text:p>
          </table:table-cell>
          <table:table-cell table:formula="of:=SUM([.H$3:.H1200])/SUM([.E$3:.E1200])" office:value-type="percentage" office:value="-0.0217755825734549" calcext:value-type="percentage">
            <text:p>-2%</text:p>
          </table:table-cell>
          <table:table-cell table:formula="of:=[.O1200]-(1-[.O1200])/[.N1200]" office:value-type="percentage" office:value="-0.00645917654293293" calcext:value-type="percentage">
            <text:p>-0.6%</text:p>
          </table:table-cell>
          <table:table-cell table:formula="of:=AVERAGEIF([.$H$3:.$H1200];&quot;&gt;0&quot;)" office:value-type="float" office:value="1.84787267080745" calcext:value-type="float">
            <text:p>1.8</text:p>
          </table:table-cell>
          <table:table-cell table:formula="of:=AVERAGEIF([.$H$3:.$H1200];&quot;&lt;0&quot;)" office:value-type="float" office:value="-3.91411042944785" calcext:value-type="float">
            <text:p>-3.9</text:p>
          </table:table-cell>
          <table:table-cell table:formula="of:=[.L1200]/-[.M1200]" office:value-type="percentage" office:value="0.472105400221967" calcext:value-type="percentage">
            <text:p>47%</text:p>
          </table:table-cell>
          <table:table-cell table:formula="of:=COUNTIF([.$G$3:.$G1200];&quot;&gt;0&quot;)/COUNTIF([.$B$3:.$B1200];&quot;&gt;0&quot;)" office:value-type="percentage" office:value="0.6772277227722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01]-[.E1201]" office:value-type="float" office:value="2.4" calcext:value-type="float">
            <text:p>2.40</text:p>
          </table:table-cell>
          <table:table-cell table:formula="of:=SUM([.$H$2:.H1201])" office:value-type="float" office:value="-83.57" calcext:value-type="float">
            <text:p>-83.57</text:p>
          </table:table-cell>
          <table:table-cell table:formula="of:=SUM([.H$3:.H1201])/SUM([.E$3:.E1201])" office:value-type="percentage" office:value="-0.0211516071880536" calcext:value-type="percentage">
            <text:p>-2%</text:p>
          </table:table-cell>
          <table:table-cell table:formula="of:=[.O1201]-(1-[.O1201])/[.N1201]" office:value-type="percentage" office:value="-0.00514741556306186" calcext:value-type="percentage">
            <text:p>-0.5%</text:p>
          </table:table-cell>
          <table:table-cell table:formula="of:=AVERAGEIF([.$H$3:.$H1201];&quot;&gt;0&quot;)" office:value-type="float" office:value="1.84872868217054" calcext:value-type="float">
            <text:p>1.8</text:p>
          </table:table-cell>
          <table:table-cell table:formula="of:=AVERAGEIF([.$H$3:.$H1201];&quot;&lt;0&quot;)" office:value-type="float" office:value="-3.91411042944785" calcext:value-type="float">
            <text:p>-3.9</text:p>
          </table:table-cell>
          <table:table-cell table:formula="of:=[.L1201]/-[.M1201]" office:value-type="percentage" office:value="0.472324099049841" calcext:value-type="percentage">
            <text:p>47%</text:p>
          </table:table-cell>
          <table:table-cell table:formula="of:=COUNTIF([.$G$3:.$G1201];&quot;&gt;0&quot;)/COUNTIF([.$B$3:.$B1201];&quot;&gt;0&quot;)" office:value-type="percentage" office:value="0.677546983184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02]-[.E1202]" office:value-type="float" office:value="2.6" calcext:value-type="float">
            <text:p>2.60</text:p>
          </table:table-cell>
          <table:table-cell table:formula="of:=SUM([.$H$2:.H1202])" office:value-type="float" office:value="-80.97" calcext:value-type="float">
            <text:p>-80.97</text:p>
          </table:table-cell>
          <table:table-cell table:formula="of:=SUM([.H$3:.H1202])/SUM([.E$3:.E1202])" office:value-type="percentage" office:value="-0.0204418076243373" calcext:value-type="percentage">
            <text:p>-2%</text:p>
          </table:table-cell>
          <table:table-cell table:formula="of:=[.O1202]-(1-[.O1202])/[.N1202]" office:value-type="percentage" office:value="-0.00372542617962013" calcext:value-type="percentage">
            <text:p>-0.4%</text:p>
          </table:table-cell>
          <table:table-cell table:formula="of:=AVERAGEIF([.$H$3:.$H1202];&quot;&gt;0&quot;)" office:value-type="float" office:value="1.84989164086687" calcext:value-type="float">
            <text:p>1.8</text:p>
          </table:table-cell>
          <table:table-cell table:formula="of:=AVERAGEIF([.$H$3:.$H1202];&quot;&lt;0&quot;)" office:value-type="float" office:value="-3.91411042944785" calcext:value-type="float">
            <text:p>-3.9</text:p>
          </table:table-cell>
          <table:table-cell table:formula="of:=[.L1202]/-[.M1202]" office:value-type="percentage" office:value="0.47262121859138" calcext:value-type="percentage">
            <text:p>47%</text:p>
          </table:table-cell>
          <table:table-cell table:formula="of:=COUNTIF([.$G$3:.$G1202];&quot;&gt;0&quot;)/COUNTIF([.$B$3:.$B1202];&quot;&gt;0&quot;)" office:value-type="percentage" office:value="0.6778656126482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3]-[.E1203]" office:value-type="float" office:value="-4" calcext:value-type="float">
            <text:p>-4.00</text:p>
          </table:table-cell>
          <table:table-cell table:formula="of:=SUM([.$H$2:.H1203])" office:value-type="float" office:value="-84.97" calcext:value-type="float">
            <text:p>-84.97</text:p>
          </table:table-cell>
          <table:table-cell table:formula="of:=SUM([.H$3:.H1203])/SUM([.E$3:.E1203])" office:value-type="percentage" office:value="-0.0214300126103405" calcext:value-type="percentage">
            <text:p>-2%</text:p>
          </table:table-cell>
          <table:table-cell table:formula="of:=[.O1203]-(1-[.O1203])/[.N1203]" office:value-type="percentage" office:value="-0.00585628835795526" calcext:value-type="percentage">
            <text:p>-0.6%</text:p>
          </table:table-cell>
          <table:table-cell table:formula="of:=AVERAGEIF([.$H$3:.$H1203];&quot;&gt;0&quot;)" office:value-type="float" office:value="1.84989164086687" calcext:value-type="float">
            <text:p>1.8</text:p>
          </table:table-cell>
          <table:table-cell table:formula="of:=AVERAGEIF([.$H$3:.$H1203];&quot;&lt;0&quot;)" office:value-type="float" office:value="-3.91437308868502" calcext:value-type="float">
            <text:p>-3.9</text:p>
          </table:table-cell>
          <table:table-cell table:formula="of:=[.L1203]/-[.M1203]" office:value-type="percentage" office:value="0.472589505127709" calcext:value-type="percentage">
            <text:p>47%</text:p>
          </table:table-cell>
          <table:table-cell table:formula="of:=COUNTIF([.$G$3:.$G1203];&quot;&gt;0&quot;)/COUNTIF([.$B$3:.$B1203];&quot;&gt;0&quot;)" office:value-type="percentage" office:value="0.6771964461994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04]-[.E1204]" office:value-type="float" office:value="-5" calcext:value-type="float">
            <text:p>-5.00</text:p>
          </table:table-cell>
          <table:table-cell table:formula="of:=SUM([.$H$2:.H1204])" office:value-type="float" office:value="-89.97" calcext:value-type="float">
            <text:p>-89.97</text:p>
          </table:table-cell>
          <table:table-cell table:formula="of:=SUM([.H$3:.H1204])/SUM([.E$3:.E1204])" office:value-type="percentage" office:value="-0.0226624685138539" calcext:value-type="percentage">
            <text:p>-2%</text:p>
          </table:table-cell>
          <table:table-cell table:formula="of:=[.O1204]-(1-[.O1204])/[.N1204]" office:value-type="percentage" office:value="-0.00851605633397434" calcext:value-type="percentage">
            <text:p>-0.9%</text:p>
          </table:table-cell>
          <table:table-cell table:formula="of:=AVERAGEIF([.$H$3:.$H1204];&quot;&gt;0&quot;)" office:value-type="float" office:value="1.84989164086687" calcext:value-type="float">
            <text:p>1.8</text:p>
          </table:table-cell>
          <table:table-cell table:formula="of:=AVERAGEIF([.$H$3:.$H1204];&quot;&lt;0&quot;)" office:value-type="float" office:value="-3.91768292682927" calcext:value-type="float">
            <text:p>-3.9</text:p>
          </table:table-cell>
          <table:table-cell table:formula="of:=[.L1204]/-[.M1204]" office:value-type="percentage" office:value="0.472190239847731" calcext:value-type="percentage">
            <text:p>47%</text:p>
          </table:table-cell>
          <table:table-cell table:formula="of:=COUNTIF([.$G$3:.$G1204];&quot;&gt;0&quot;)/COUNTIF([.$B$3:.$B1204];&quot;&gt;0&quot;)" office:value-type="percentage" office:value="0.676528599605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ul t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5]-[.E1205]" office:value-type="float" office:value="-9" calcext:value-type="float">
            <text:p>-9.00</text:p>
          </table:table-cell>
          <table:table-cell table:formula="of:=SUM([.$H$2:.H1205])" office:value-type="float" office:value="-98.97" calcext:value-type="float">
            <text:p>-98.97</text:p>
          </table:table-cell>
          <table:table-cell table:formula="of:=SUM([.H$3:.H1205])/SUM([.E$3:.E1205])" office:value-type="percentage" office:value="-0.0248730836893692" calcext:value-type="percentage">
            <text:p>-2%</text:p>
          </table:table-cell>
          <table:table-cell table:formula="of:=[.O1205]-(1-[.O1205])/[.N1205]" office:value-type="percentage" office:value="-0.0133009171936203" calcext:value-type="percentage">
            <text:p>-1.3%</text:p>
          </table:table-cell>
          <table:table-cell table:formula="of:=AVERAGEIF([.$H$3:.$H1205];&quot;&gt;0&quot;)" office:value-type="float" office:value="1.84989164086687" calcext:value-type="float">
            <text:p>1.8</text:p>
          </table:table-cell>
          <table:table-cell table:formula="of:=AVERAGEIF([.$H$3:.$H1205];&quot;&lt;0&quot;)" office:value-type="float" office:value="-3.93313069908815" calcext:value-type="float">
            <text:p>-3.9</text:p>
          </table:table-cell>
          <table:table-cell table:formula="of:=[.L1205]/-[.M1205]" office:value-type="percentage" office:value="0.470335664486245" calcext:value-type="percentage">
            <text:p>47%</text:p>
          </table:table-cell>
          <table:table-cell table:formula="of:=COUNTIF([.$G$3:.$G1205];&quot;&gt;0&quot;)/COUNTIF([.$B$3:.$B1205];&quot;&gt;0&quot;)" office:value-type="percentage" office:value="0.67586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1206]-[.E1206]" office:value-type="float" office:value="0.14" calcext:value-type="float">
            <text:p>0.14</text:p>
          </table:table-cell>
          <table:table-cell table:formula="of:=SUM([.$H$2:.H1206])" office:value-type="float" office:value="-98.83" calcext:value-type="float">
            <text:p>-98.83</text:p>
          </table:table-cell>
          <table:table-cell table:formula="of:=SUM([.H$3:.H1206])/SUM([.E$3:.E1206])" office:value-type="percentage" office:value="-0.0248316582914573" calcext:value-type="percentage">
            <text:p>-2%</text:p>
          </table:table-cell>
          <table:table-cell table:formula="of:=[.O1206]-(1-[.O1206])/[.N1206]" office:value-type="percentage" office:value="-0.0132885668621981" calcext:value-type="percentage">
            <text:p>-1.3%</text:p>
          </table:table-cell>
          <table:table-cell table:formula="of:=AVERAGEIF([.$H$3:.$H1206];&quot;&gt;0&quot;)" office:value-type="float" office:value="1.84724884080371" calcext:value-type="float">
            <text:p>1.8</text:p>
          </table:table-cell>
          <table:table-cell table:formula="of:=AVERAGEIF([.$H$3:.$H1206];&quot;&lt;0&quot;)" office:value-type="float" office:value="-3.93313069908815" calcext:value-type="float">
            <text:p>-3.9</text:p>
          </table:table-cell>
          <table:table-cell table:formula="of:=[.L1206]/-[.M1206]" office:value-type="percentage" office:value="0.469663731549011" calcext:value-type="percentage">
            <text:p>47%</text:p>
          </table:table-cell>
          <table:table-cell table:formula="of:=COUNTIF([.$G$3:.$G1206];&quot;&gt;0&quot;)/COUNTIF([.$B$3:.$B1206];&quot;&gt;0&quot;)" office:value-type="percentage" office:value="0.6761811023622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1208]-[.E1208]" office:value-type="float" office:value="0.2" calcext:value-type="float">
            <text:p>0.20</text:p>
          </table:table-cell>
          <table:table-cell table:formula="of:=SUM([.$H$2:.H1208])" office:value-type="float" office:value="-98.63" calcext:value-type="float">
            <text:p>-98.63</text:p>
          </table:table-cell>
          <table:table-cell table:formula="of:=SUM([.H$3:.H1208])/SUM([.E$3:.E1208])" office:value-type="percentage" office:value="-0.0247751821150465" calcext:value-type="percentage">
            <text:p>-2%</text:p>
          </table:table-cell>
          <table:table-cell table:formula="of:=[.O1208]-(1-[.O1208])/[.N1208]" office:value-type="percentage" office:value="-0.0132413879513775" calcext:value-type="percentage">
            <text:p>-1.3%</text:p>
          </table:table-cell>
          <table:table-cell table:formula="of:=AVERAGEIF([.$H$3:.$H1208];&quot;&gt;0&quot;)" office:value-type="float" office:value="1.84470679012346" calcext:value-type="float">
            <text:p>1.8</text:p>
          </table:table-cell>
          <table:table-cell table:formula="of:=AVERAGEIF([.$H$3:.$H1208];&quot;&lt;0&quot;)" office:value-type="float" office:value="-3.93313069908815" calcext:value-type="float">
            <text:p>-3.9</text:p>
          </table:table-cell>
          <table:table-cell table:formula="of:=[.L1208]/-[.M1208]" office:value-type="percentage" office:value="0.469017414181311" calcext:value-type="percentage">
            <text:p>47%</text:p>
          </table:table-cell>
          <table:table-cell table:formula="of:=COUNTIF([.$G$3:.$G1208];&quot;&gt;0&quot;)/COUNTIF([.$B$3:.$B1208];&quot;&gt;0&quot;)" office:value-type="percentage" office:value="0.676499508357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7" calcext:value-type="float">
            <text:p>7</text:p>
          </table:table-cell>
          <table:table-cell office:value-type="float" office:value="1.68" calcext:value-type="float">
            <text:p>1.68</text:p>
          </table:table-cell>
          <table:table-cell office:value-type="float" office:value="11.76" calcext:value-type="float">
            <text:p>11.76</text:p>
          </table:table-cell>
          <table:table-cell table:formula="of:=[.G1209]-[.E1209]" office:value-type="float" office:value="4.76" calcext:value-type="float">
            <text:p>4.76</text:p>
          </table:table-cell>
          <table:table-cell table:formula="of:=SUM([.$H$2:.H1209])" office:value-type="float" office:value="-93.87" calcext:value-type="float">
            <text:p>-93.87</text:p>
          </table:table-cell>
          <table:table-cell table:formula="of:=SUM([.H$3:.H1209])/SUM([.E$3:.E1209])" office:value-type="percentage" office:value="-0.0235381143430291" calcext:value-type="percentage">
            <text:p>-2%</text:p>
          </table:table-cell>
          <table:table-cell table:formula="of:=[.O1209]-(1-[.O1209])/[.N1209]" office:value-type="percentage" office:value="-0.0105722256644205" calcext:value-type="percentage">
            <text:p>-1.1%</text:p>
          </table:table-cell>
          <table:table-cell table:formula="of:=AVERAGEIF([.$H$3:.$H1209];&quot;&gt;0&quot;)" office:value-type="float" office:value="1.84919876733436" calcext:value-type="float">
            <text:p>1.8</text:p>
          </table:table-cell>
          <table:table-cell table:formula="of:=AVERAGEIF([.$H$3:.$H1209];&quot;&lt;0&quot;)" office:value-type="float" office:value="-3.93313069908815" calcext:value-type="float">
            <text:p>-3.9</text:p>
          </table:table-cell>
          <table:table-cell table:formula="of:=[.L1209]/-[.M1209]" office:value-type="percentage" office:value="0.470159501122878" calcext:value-type="percentage">
            <text:p>47%</text:p>
          </table:table-cell>
          <table:table-cell table:formula="of:=COUNTIF([.$G$3:.$G1209];&quot;&gt;0&quot;)/COUNTIF([.$B$3:.$B1209];&quot;&gt;0&quot;)" office:value-type="percentage" office:value="0.676817288801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/>
          <table:table-cell table:formula="of:=[.G1210]-[.E1210]" office:value-type="float" office:value="-1" calcext:value-type="float">
            <text:p>-1.00</text:p>
          </table:table-cell>
          <table:table-cell table:formula="of:=SUM([.$H$2:.H1210])" office:value-type="float" office:value="-94.87" calcext:value-type="float">
            <text:p>-94.87</text:p>
          </table:table-cell>
          <table:table-cell table:formula="of:=SUM([.H$3:.H1210])/SUM([.E$3:.E1210])" office:value-type="percentage" office:value="-0.0237829029832038" calcext:value-type="percentage">
            <text:p>-2%</text:p>
          </table:table-cell>
          <table:table-cell table:formula="of:=[.O1210]-(1-[.O1210])/[.N1210]" office:value-type="percentage" office:value="-0.0110925421744672" calcext:value-type="percentage">
            <text:p>-1.1%</text:p>
          </table:table-cell>
          <table:table-cell table:formula="of:=AVERAGEIF([.$H$3:.$H1210];&quot;&gt;0&quot;)" office:value-type="float" office:value="1.84919876733436" calcext:value-type="float">
            <text:p>1.8</text:p>
          </table:table-cell>
          <table:table-cell table:formula="of:=AVERAGEIF([.$H$3:.$H1210];&quot;&lt;0&quot;)" office:value-type="float" office:value="-3.92424242424242" calcext:value-type="float">
            <text:p>-3.9</text:p>
          </table:table-cell>
          <table:table-cell table:formula="of:=[.L1210]/-[.M1210]" office:value-type="percentage" office:value="0.471224396309142" calcext:value-type="percentage">
            <text:p>47%</text:p>
          </table:table-cell>
          <table:table-cell table:formula="of:=COUNTIF([.$G$3:.$G1210];&quot;&gt;0&quot;)/COUNTIF([.$B$3:.$B1210];&quot;&gt;0&quot;)" office:value-type="percentage" office:value="0.6761530912659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martinez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/>
          <table:table-cell table:formula="of:=[.G1211]-[.E1211]" office:value-type="float" office:value="-3" calcext:value-type="float">
            <text:p>-3.00</text:p>
          </table:table-cell>
          <table:table-cell table:formula="of:=SUM([.$H$2:.H1211])" office:value-type="float" office:value="-97.87" calcext:value-type="float">
            <text:p>-97.87</text:p>
          </table:table-cell>
          <table:table-cell table:formula="of:=SUM([.H$3:.H1211])/SUM([.E$3:.E1211])" office:value-type="percentage" office:value="-0.0245165330661323" calcext:value-type="percentage">
            <text:p>-2%</text:p>
          </table:table-cell>
          <table:table-cell table:formula="of:=[.O1211]-(1-[.O1211])/[.N1211]" office:value-type="percentage" office:value="-0.0126721811019495" calcext:value-type="percentage">
            <text:p>-1.3%</text:p>
          </table:table-cell>
          <table:table-cell table:formula="of:=AVERAGEIF([.$H$3:.$H1211];&quot;&gt;0&quot;)" office:value-type="float" office:value="1.84919876733436" calcext:value-type="float">
            <text:p>1.8</text:p>
          </table:table-cell>
          <table:table-cell table:formula="of:=AVERAGEIF([.$H$3:.$H1211];&quot;&lt;0&quot;)" office:value-type="float" office:value="-3.9214501510574" calcext:value-type="float">
            <text:p>-3.9</text:p>
          </table:table-cell>
          <table:table-cell table:formula="of:=[.L1211]/-[.M1211]" office:value-type="percentage" office:value="0.471559932193893" calcext:value-type="percentage">
            <text:p>47%</text:p>
          </table:table-cell>
          <table:table-cell table:formula="of:=COUNTIF([.$G$3:.$G1211];&quot;&gt;0&quot;)/COUNTIF([.$B$3:.$B1211];&quot;&gt;0&quot;)" office:value-type="percentage" office:value="0.6754901960784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12]-[.E1212]" office:value-type="float" office:value="-1" calcext:value-type="float">
            <text:p>-1.00</text:p>
          </table:table-cell>
          <table:table-cell table:formula="of:=SUM([.$H$2:.H1212])" office:value-type="float" office:value="-98.87" calcext:value-type="float">
            <text:p>-98.87</text:p>
          </table:table-cell>
          <table:table-cell table:formula="of:=SUM([.H$3:.H1212])/SUM([.E$3:.E1212])" office:value-type="percentage" office:value="-0.0247608314550463" calcext:value-type="percentage">
            <text:p>-2%</text:p>
          </table:table-cell>
          <table:table-cell table:formula="of:=[.O1212]-(1-[.O1212])/[.N1212]" office:value-type="percentage" office:value="-0.0131894216193835" calcext:value-type="percentage">
            <text:p>-1.3%</text:p>
          </table:table-cell>
          <table:table-cell table:formula="of:=AVERAGEIF([.$H$3:.$H1212];&quot;&gt;0&quot;)" office:value-type="float" office:value="1.84919876733436" calcext:value-type="float">
            <text:p>1.8</text:p>
          </table:table-cell>
          <table:table-cell table:formula="of:=AVERAGEIF([.$H$3:.$H1212];&quot;&lt;0&quot;)" office:value-type="float" office:value="-3.91265060240964" calcext:value-type="float">
            <text:p>-3.9</text:p>
          </table:table-cell>
          <table:table-cell table:formula="of:=[.L1212]/-[.M1212]" office:value-type="percentage" office:value="0.472620470173216" calcext:value-type="percentage">
            <text:p>47%</text:p>
          </table:table-cell>
          <table:table-cell table:formula="of:=COUNTIF([.$G$3:.$G1212];&quot;&gt;0&quot;)/COUNTIF([.$B$3:.$B1212];&quot;&gt;0&quot;)" office:value-type="percentage" office:value="0.67482859941234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213]-[.E1213]" office:value-type="float" office:value="0.9" calcext:value-type="float">
            <text:p>0.90</text:p>
          </table:table-cell>
          <table:table-cell table:formula="of:=SUM([.$H$2:.H1213])" office:value-type="float" office:value="-97.97" calcext:value-type="float">
            <text:p>-97.97</text:p>
          </table:table-cell>
          <table:table-cell table:formula="of:=SUM([.H$3:.H1213])/SUM([.E$3:.E1213])" office:value-type="percentage" office:value="-0.024523153942428" calcext:value-type="percentage">
            <text:p>-2%</text:p>
          </table:table-cell>
          <table:table-cell table:formula="of:=[.O1213]-(1-[.O1213])/[.N1213]" office:value-type="percentage" office:value="-0.012741265312831" calcext:value-type="percentage">
            <text:p>-1.3%</text:p>
          </table:table-cell>
          <table:table-cell table:formula="of:=AVERAGEIF([.$H$3:.$H1213];&quot;&gt;0&quot;)" office:value-type="float" office:value="1.84773846153846" calcext:value-type="float">
            <text:p>1.8</text:p>
          </table:table-cell>
          <table:table-cell table:formula="of:=AVERAGEIF([.$H$3:.$H1213];&quot;&lt;0&quot;)" office:value-type="float" office:value="-3.91265060240964" calcext:value-type="float">
            <text:p>-3.9</text:p>
          </table:table-cell>
          <table:table-cell table:formula="of:=[.L1213]/-[.M1213]" office:value-type="percentage" office:value="0.472247243441701" calcext:value-type="percentage">
            <text:p>47%</text:p>
          </table:table-cell>
          <table:table-cell table:formula="of:=COUNTIF([.$G$3:.$G1213];&quot;&gt;0&quot;)/COUNTIF([.$B$3:.$B1213];&quot;&gt;0&quot;)" office:value-type="percentage" office:value="0.6751467710371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1" calcext:value-type="float">
            <text:p>11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.00</text:p>
          </table:table-cell>
          <table:table-cell table:formula="of:=[.G1214]-[.E1214]" office:value-type="float" office:value="-11" calcext:value-type="float">
            <text:p>-11.00</text:p>
          </table:table-cell>
          <table:table-cell table:formula="of:=SUM([.$H$2:.H1214])" office:value-type="float" office:value="-108.97" calcext:value-type="float">
            <text:p>-108.97</text:p>
          </table:table-cell>
          <table:table-cell table:formula="of:=SUM([.H$3:.H1214])/SUM([.E$3:.E1214])" office:value-type="percentage" office:value="-0.0272016974538193" calcext:value-type="percentage">
            <text:p>-3%</text:p>
          </table:table-cell>
          <table:table-cell table:formula="of:=[.O1214]-(1-[.O1214])/[.N1214]" office:value-type="percentage" office:value="-0.0185481883019457" calcext:value-type="percentage">
            <text:p>-1.9%</text:p>
          </table:table-cell>
          <table:table-cell table:formula="of:=AVERAGEIF([.$H$3:.$H1214];&quot;&gt;0&quot;)" office:value-type="float" office:value="1.84773846153846" calcext:value-type="float">
            <text:p>1.8</text:p>
          </table:table-cell>
          <table:table-cell table:formula="of:=AVERAGEIF([.$H$3:.$H1214];&quot;&lt;0&quot;)" office:value-type="float" office:value="-3.93393393393393" calcext:value-type="float">
            <text:p>-3.9</text:p>
          </table:table-cell>
          <table:table-cell table:formula="of:=[.L1214]/-[.M1214]" office:value-type="percentage" office:value="0.469692295948326" calcext:value-type="percentage">
            <text:p>47%</text:p>
          </table:table-cell>
          <table:table-cell table:formula="of:=COUNTIF([.$G$3:.$G1214];&quot;&gt;0&quot;)/COUNTIF([.$B$3:.$B1214];&quot;&gt;0&quot;)" office:value-type="percentage" office:value="0.6744868035190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15]-[.E1215]" office:value-type="float" office:value="0.52" calcext:value-type="float">
            <text:p>0.52</text:p>
          </table:table-cell>
          <table:table-cell table:formula="of:=SUM([.$H$2:.H1215])" office:value-type="float" office:value="-108.45" calcext:value-type="float">
            <text:p>-108.45</text:p>
          </table:table-cell>
          <table:table-cell table:formula="of:=SUM([.H$3:.H1215])/SUM([.E$3:.E1215])" office:value-type="percentage" office:value="-0.027065136011979" calcext:value-type="percentage">
            <text:p>-3%</text:p>
          </table:table-cell>
          <table:table-cell table:formula="of:=[.O1215]-(1-[.O1215])/[.N1215]" office:value-type="percentage" office:value="-0.018318582963152" calcext:value-type="percentage">
            <text:p>-1.8%</text:p>
          </table:table-cell>
          <table:table-cell table:formula="of:=AVERAGEIF([.$H$3:.$H1215];&quot;&gt;0&quot;)" office:value-type="float" office:value="1.84569892473118" calcext:value-type="float">
            <text:p>1.8</text:p>
          </table:table-cell>
          <table:table-cell table:formula="of:=AVERAGEIF([.$H$3:.$H1215];&quot;&lt;0&quot;)" office:value-type="float" office:value="-3.93393393393393" calcext:value-type="float">
            <text:p>-3.9</text:p>
          </table:table-cell>
          <table:table-cell table:formula="of:=[.L1215]/-[.M1215]" office:value-type="percentage" office:value="0.469173848805713" calcext:value-type="percentage">
            <text:p>47%</text:p>
          </table:table-cell>
          <table:table-cell table:formula="of:=COUNTIF([.$G$3:.$G1215];&quot;&gt;0&quot;)/COUNTIF([.$B$3:.$B1215];&quot;&gt;0&quot;)" office:value-type="percentage" office:value="0.67480468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216]-[.E1216]" office:value-type="float" office:value="0.55" calcext:value-type="float">
            <text:p>0.55</text:p>
          </table:table-cell>
          <table:table-cell table:formula="of:=SUM([.$H$2:.H1216])" office:value-type="float" office:value="-107.9" calcext:value-type="float">
            <text:p>-107.90</text:p>
          </table:table-cell>
          <table:table-cell table:formula="of:=SUM([.H$3:.H1216])/SUM([.E$3:.E1216])" office:value-type="percentage" office:value="-0.0269211576846307" calcext:value-type="percentage">
            <text:p>-3%</text:p>
          </table:table-cell>
          <table:table-cell table:formula="of:=[.O1216]-(1-[.O1216])/[.N1216]" office:value-type="percentage" office:value="-0.01807146436825" calcext:value-type="percentage">
            <text:p>-1.8%</text:p>
          </table:table-cell>
          <table:table-cell table:formula="of:=AVERAGEIF([.$H$3:.$H1216];&quot;&gt;0&quot;)" office:value-type="float" office:value="1.84371165644172" calcext:value-type="float">
            <text:p>1.8</text:p>
          </table:table-cell>
          <table:table-cell table:formula="of:=AVERAGEIF([.$H$3:.$H1216];&quot;&lt;0&quot;)" office:value-type="float" office:value="-3.93393393393393" calcext:value-type="float">
            <text:p>-3.9</text:p>
          </table:table-cell>
          <table:table-cell table:formula="of:=[.L1216]/-[.M1216]" office:value-type="percentage" office:value="0.468668688240528" calcext:value-type="percentage">
            <text:p>47%</text:p>
          </table:table-cell>
          <table:table-cell table:formula="of:=COUNTIF([.$G$3:.$G1216];&quot;&gt;0&quot;)/COUNTIF([.$B$3:.$B1216];&quot;&gt;0&quot;)" office:value-type="percentage" office:value="0.675121951219512" calcext:value-type="percentage">
            <text:p>68%</text:p>
          </table:table-cell>
          <table:table-cell table:number-columns-repeated="49"/>
        </table:table-row>
        <table:table-row table:style-name="ro1" table:number-rows-repeated="1047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.B1188])" office:value-type="float" office:value="11" calcext:value-type="float">
            <text:p>11</text:p>
          </table:table-cell>
          <table:table-cell table:formula="of:=SUM([$all.E1178:.E1188])" office:value-type="float" office:value="61" calcext:value-type="float">
            <text:p>61</text:p>
          </table:table-cell>
          <table:table-cell table:style-name="ce100" table:formula="of:=SUMIF([$all.H1178:.H1188];&quot;&gt;0&quot;)" office:value-type="float" office:value="9.34" calcext:value-type="float">
            <text:p>9.34</text:p>
          </table:table-cell>
          <table:table-cell table:formula="of:=SUMIF([$all.H1178: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formula="of:=COUNT([$all.B1185:.B1190])" office:value-type="float" office:value="5" calcext:value-type="float">
            <text:p>5</text:p>
          </table:table-cell>
          <table:table-cell table:formula="of:=SUM([$all.E1190:.E1195])" office:value-type="float" office:value="29" calcext:value-type="float">
            <text:p>29</text:p>
          </table:table-cell>
          <table:table-cell table:style-name="ce100" table:formula="of:=SUMIF([$all.H1190:.H1195];&quot;&gt;0&quot;)" office:value-type="float" office:value="10.2" calcext:value-type="float">
            <text:p>10.20</text:p>
          </table:table-cell>
          <table:table-cell table:formula="of:=SUMIF([$all.H1190:.H1195];&quot;&lt;0&quot;)" office:value-type="float" office:value="-6" calcext:value-type="float">
            <text:p>-6</text:p>
          </table:table-cell>
          <table:table-cell table:formula="of:=[.D125]+[.E125]" office:value-type="float" office:value="4.2" calcext:value-type="float">
            <text:p>4.20</text:p>
          </table:table-cell>
          <table:table-cell table:style-name="ce123" table:formula="of:=[$all.J1195]" office:value-type="percentage" office:value="-0.0205640243902439" calcext:value-type="percentage">
            <text:p>-2%</text:p>
          </table:table-cell>
          <table:table-cell table:formula="of:=[$all.O1195]" office:value-type="percentage" office:value="0.6779324055666" calcext:value-type="percentage">
            <text:p>68%</text:p>
          </table:table-cell>
          <table:table-cell table:formula="of:=[$all.K1195]" office:value-type="percentage" office:value="-0.00371579924021392" calcext:value-type="percentage">
            <text:p>0%</text:p>
          </table:table-cell>
          <table:table-cell/>
          <table:table-cell table:formula="of:=MEDIAN([.$C96:.$C125])" office:value-type="float" office:value="31" calcext:value-type="float">
            <text:p>31</text:p>
          </table:table-cell>
          <table:table-cell office:value-type="float" office:value="253.44" calcext:value-type="float">
            <text:p>253</text:p>
          </table:table-cell>
          <table:table-cell table:formula="of:=[.K125]/[.L124]" office:value-type="percentage" office:value="0.124378109452736" calcext:value-type="percentage">
            <text:p>12%</text:p>
          </table:table-cell>
          <table:table-cell table:formula="of:=[.M125]/[.I125]" office:value-type="percentage" office:value="-33.472774337931" calcext:value-type="percentage">
            <text:p>-33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formula="of:=COUNT([$all.B1197:.B1206])" office:value-type="float" office:value="10" calcext:value-type="float">
            <text:p>10</text:p>
          </table:table-cell>
          <table:table-cell table:formula="of:=SUM([$all.E1197:.E1206])" office:value-type="float" office:value="44" calcext:value-type="float">
            <text:p>44</text:p>
          </table:table-cell>
          <table:table-cell table:style-name="ce100" table:formula="of:=SUMIF([$all.H1197:.H1206];&quot;&gt;0&quot;)" office:value-type="float" office:value="7.11" calcext:value-type="float">
            <text:p>7.11</text:p>
          </table:table-cell>
          <table:table-cell table:formula="of:=SUMIF([$all.H1197:.H1206];&quot;&lt;0&quot;)" office:value-type="float" office:value="-25" calcext:value-type="float">
            <text:p>-25</text:p>
          </table:table-cell>
          <table:table-cell table:formula="of:=[.D126]+[.E126]" office:value-type="float" office:value="-17.89" calcext:value-type="float">
            <text:p>-17.89</text:p>
          </table:table-cell>
          <table:table-cell table:style-name="ce123" table:formula="of:=[$all.J1206]" office:value-type="percentage" office:value="-0.0248316582914573" calcext:value-type="percentage">
            <text:p>-2%</text:p>
          </table:table-cell>
          <table:table-cell table:formula="of:=[$all.O1206]" office:value-type="percentage" office:value="0.676181102362205" calcext:value-type="percentage">
            <text:p>68%</text:p>
          </table:table-cell>
          <table:table-cell table:formula="of:=[$all.K1206]" office:value-type="percentage" office:value="-0.0132885668621981" calcext:value-type="percentage">
            <text:p>-1%</text:p>
          </table:table-cell>
          <table:table-cell/>
          <table:table-cell table:formula="of:=MEDIAN([.$C97:.$C126])" office:value-type="float" office:value="33" calcext:value-type="float">
            <text:p>33</text:p>
          </table:table-cell>
          <table:table-cell office:value-type="float" office:value="235.55" calcext:value-type="float">
            <text:p>236</text:p>
          </table:table-cell>
          <table:table-cell table:formula="of:=[.K126]/[.L125]" office:value-type="percentage" office:value="0.130208333333333" calcext:value-type="percentage">
            <text:p>13%</text:p>
          </table:table-cell>
          <table:table-cell table:formula="of:=[.M126]/[.I126]" office:value-type="percentage" office:value="-9.79852339861687" calcext:value-type="percentage">
            <text:p>-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formula="of:=COUNT([$all.B1208:.B1216])" office:value-type="float" office:value="9" calcext:value-type="float">
            <text:p>9</text:p>
          </table:table-cell>
          <table:table-cell table:formula="of:=SUM([$all.E1208:.E1216])" office:value-type="float" office:value="28" calcext:value-type="float">
            <text:p>28</text:p>
          </table:table-cell>
          <table:table-cell table:style-name="ce100" table:formula="of:=SUMIF([$all.H1208:.H1216];&quot;&gt;0&quot;)" office:value-type="float" office:value="6.93" calcext:value-type="float">
            <text:p>6.93</text:p>
          </table:table-cell>
          <table:table-cell table:formula="of:=SUMIF([$all.H1208:.H1216];&quot;&lt;0&quot;)" office:value-type="float" office:value="-16" calcext:value-type="float">
            <text:p>-16</text:p>
          </table:table-cell>
          <table:table-cell table:formula="of:=[.D127]+[.E127]" office:value-type="float" office:value="-9.07" calcext:value-type="float">
            <text:p>-9.07</text:p>
          </table:table-cell>
          <table:table-cell table:style-name="ce123" table:formula="of:=[$all.J1216]" office:value-type="percentage" office:value="-0.0269211576846307" calcext:value-type="percentage">
            <text:p>-3%</text:p>
          </table:table-cell>
          <table:table-cell table:formula="of:=[$all.O1216]" office:value-type="percentage" office:value="0.675121951219512" calcext:value-type="percentage">
            <text:p>68%</text:p>
          </table:table-cell>
          <table:table-cell table:formula="of:=[$all.K1216]" office:value-type="percentage" office:value="-0.01807146436825" calcext:value-type="percentage">
            <text:p>-2%</text:p>
          </table:table-cell>
          <table:table-cell/>
          <table:table-cell table:formula="of:=MEDIAN([.$C98:.$C127])" office:value-type="float" office:value="33" calcext:value-type="float">
            <text:p>33</text:p>
          </table:table-cell>
          <table:table-cell office:value-type="float" office:value="226.48" calcext:value-type="float">
            <text:p>226</text:p>
          </table:table-cell>
          <table:table-cell table:formula="of:=[.K127]/[.L126]" office:value-type="percentage" office:value="0.140097643812354" calcext:value-type="percentage">
            <text:p>14%</text:p>
          </table:table-cell>
          <table:table-cell table:formula="of:=[.M127]/[.I127]" office:value-type="percentage" office:value="-7.75242343163365" calcext:value-type="percentage">
            <text:p>-7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44" table:end-x="0.334cm" table:end-y="0.058cm" draw:z-index="0" draw:name="Chart 1" draw:style-name="gr1" draw:text-style-name="P1" svg:width="23.164cm" svg:height="6.232cm" svg:x="0.599cm" svg:y="0.149cm">
              <draw:object draw:notify-on-update-of-ranges="daily.A3:daily.A226 daily.L2:daily.L2 daily.L3:daily.L2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4.64416666666667" calcext:value-type="float">
            <text:p>-5</text:p>
          </table:table-cell>
          <table:table-cell table:style-name="ce136" table:formula="of:=SUM([.H3:.H29])" office:value-type="float" office:value="-7.63666666666667" calcext:value-type="float">
            <text:p>-8</text:p>
          </table:table-cell>
          <table:table-cell table:style-name="ce136" table:formula="of:=SUM([.I3:.I29])" office:value-type="float" office:value="-7.63666666666667" calcext:value-type="float">
            <text:p>-8</text:p>
          </table:table-cell>
          <table:table-cell table:style-name="ce136" table:formula="of:=SUM([.J3:.J29])" office:value-type="float" office:value="-7.44083333333333" calcext:value-type="float">
            <text:p>-7</text:p>
          </table:table-cell>
          <table:table-cell table:style-name="ce136" table:formula="of:=SUM([.K3:.K29])" office:value-type="float" office:value="-1.60666666666666" calcext:value-type="float">
            <text:p>-2</text:p>
          </table:table-cell>
          <table:table-cell table:style-name="ce136" table:formula="of:=SUM([.L3:.L29])" office:value-type="float" office:value="-2.75083333333333" calcext:value-type="float">
            <text:p>-3</text:p>
          </table:table-cell>
          <table:table-cell table:style-name="ce136" table:formula="of:=SUM([.M3:.M29])" office:value-type="float" office:value="-7.685" calcext:value-type="float">
            <text:p>-8</text:p>
          </table:table-cell>
          <table:table-cell table:style-name="ce136" table:formula="of:=SUM([.N3:.N29])" office:value-type="float" office:value="-8.65833333333334" calcext:value-type="float">
            <text:p>-9</text:p>
          </table:table-cell>
          <table:table-cell table:style-name="ce136" table:formula="of:=SUM([.O3:.O29])" office:value-type="float" office:value="-8.65833333333334" calcext:value-type="float">
            <text:p>-9</text:p>
          </table:table-cell>
          <table:table-cell table:style-name="ce136" table:formula="of:=SUM([.P3:.P29])" office:value-type="float" office:value="-8.65833333333334" calcext:value-type="float">
            <text:p>-9</text:p>
          </table:table-cell>
          <table:table-cell table:style-name="ce136" table:formula="of:=SUM([.Q3:.Q29])" office:value-type="float" office:value="-8.65833333333334" calcext:value-type="float">
            <text:p>-9</text:p>
          </table:table-cell>
          <table:table-cell table:style-name="ce136" table:formula="of:=SUM([.R3:.R29])" office:value-type="float" office:value="-8.65833333333334" calcext:value-type="float">
            <text:p>-9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5])" office:value-type="float" office:value="163" calcext:value-type="float">
            <text:p>163</text:p>
          </table:table-cell>
          <table:table-cell table:formula="of:=SUM([$daily.C109:.C225])" office:value-type="float" office:value="657" calcext:value-type="float">
            <text:p>657</text:p>
          </table:table-cell>
          <table:table-cell table:formula="of:=SUM([$daily.F109:.F227])" office:value-type="float" office:value="-55.73" calcext:value-type="float">
            <text:p>-56</text:p>
          </table:table-cell>
          <table:table-cell table:style-name="ce135" table:formula="of:=[.D4]/[.C4]" office:value-type="percentage" office:value="-0.0848249619482496" calcext:value-type="percentage">
            <text:p>-8%</text:p>
          </table:table-cell>
          <table:table-cell/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formula="of:=[.$D4]/12" office:value-type="float" office:value="-4.64416666666667" calcext:value-type="float">
            <text:p>-5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23:11:34.921551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2T23:15:00.429746637</dc:date>
    <meta:generator>LibreOffice/6.4.0.3$MacOSX_X86_64 LibreOffice_project/b0a288ab3d2d4774cb44b62f04d5d28733ac6df8</meta:generator>
    <meta:editing-duration>P1DT22H14M12S</meta:editing-duration>
    <meta:editing-cycles>47</meta:editing-cycles>
    <meta:document-statistic meta:table-count="3" meta:cell-count="1661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6 daily.L2:daily.L226" chart:data-source-has-labels="both" svg:x="0.463cm" svg:y="1.238cm" svg:width="22.237cm" svg:height="4.882cm">
          <chartooo:coordinate-region svg:x="1.14cm" svg:y="1.403cm" svg:width="20.991cm" svg:height="4.139cm"/>
          <chart:axis chart:dimension="x" chart:name="primary-x" chart:style-name="ch4" chartooo:axis-type="auto">
            <chartooo:date-scale/>
            <chart:categories table:cell-range-address="daily.A3:daily.A2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6" chart:label-cell-address="daily.L2:daily.L2" chart:class="chart:line">
            <chart:data-point chart:repeated="2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6</svg:desc>
                </draw:g>
              </table:table-cell>
              <table:table-cell office:value-type="float" office:value="230.3">
                <text:p>230.3</text:p>
                <draw:g>
                  <svg:desc>daily.L3:daily.L226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53.44">
                <text:p>253.4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35.55">
                <text:p>235.55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26.48">
                <text:p>226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